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2.19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981cm" fo:break-before="auto" style:use-optimal-row-height="false"/>
    </style:style>
    <style:style style:name="ro5" style:family="table-row">
      <style:table-row-properties style:row-height="3.632cm" fo:break-before="auto" style:use-optimal-row-height="true"/>
    </style:style>
    <style:style style:name="ro6" style:family="table-row">
      <style:table-row-properties style:row-height="2.866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0.877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9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0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5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0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2"/>
        <table:table-column table:style-name="co7" table:default-cell-style-name="ce19"/>
        <table:table-column table:style-name="co8" table:default-cell-style-name="ce12"/>
        <table:table-column table:style-name="co9" table:default-cell-style-name="ce29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1" table:number-columns-repeated="243" table:default-cell-style-name="ce31"/>
        <table:table-column table:style-name="co13" table:default-cell-style-name="ce31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3cm" draw:z-index="0" draw:style-name="gr1" draw:text-style-name="P1" svg:width="27.953cm" svg:height="1.129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0" office:value-type="string">
            <text:p>Anwesend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2" office:value-type="date" office:date-value="2010-11-29">
            <text:p>29.11.2010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3" office:value-type="string">
            <text:p>Datum</text:p>
          </table:table-cell>
          <table:table-cell table:style-name="ce27" office:value-type="string">
            <text:p>Bearbeiter</text:p>
          </table:table-cell>
          <table:table-cell table:style-name="ce30" office:value-type="string">
            <text:p>bis</text:p>
          </table:table-cell>
          <table:table-cell table:style-name="ce32" office:value-type="string">
            <text:p>Status</text:p>
          </table:table-cell>
          <table:table-cell table:style-name="ce1"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4" office:value-type="date" office:date-value="2010-09-28">
            <text:p>28.09.2010</text:p>
          </table:table-cell>
          <table:table-cell table:style-name="ce28"/>
          <table:table-cell table:style-name="ce24"/>
          <table:table-cell table:style-name="ce33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ALLE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Malte, Matthia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Stefan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jörn, Benedikt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5" office:value-type="date" office:date-value="2010-10-07">
            <text:p>07.10.2010</text:p>
          </table:table-cell>
          <table:table-cell table:style-name="ce26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Colin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5" office:value-type="date" office:date-value="2010-10-11">
            <text:p>11.10.2010</text:p>
          </table:table-cell>
          <table:table-cell table:style-name="ce18"/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Forum aufsetz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testen der Kapazitätsgrenzen der aktuellen IGB-Version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DK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enedikt, Matthia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facing IGB ↔ GenoViz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Nils, Malte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UI-Aufbau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AM → BAM → IGB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iede IGB 6.3 vs. 6.4a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2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Forum: <text:a xlink:href="http://genometa.knaa.de/">http://genometa.knaa.de</text:a></text:p>
          </table:table-cell>
          <table:table-cell table:style-name="ce25" office:value-type="date" office:date-value="2010-10-25">
            <text:p>25.10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artielles Einlesen von BAM-Datei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VN → genometa SV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s genoviz-views in IGB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enedikt, Malte, Matthia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reich „links“ hinzufüg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 Nimbus umstellen/Namen anpass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creencast Arbeitsweise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us-Interface für Zoom (horizontal/vertikal)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Generierung analys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tring-Übersetzungen korrig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utOfMemoryError behandeln, </text:p>
            <text:p>Bedienelemente (SeqSpan) updat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oad Sequece In View Button für BAMs deaktivieren,</text:p>
            <text:p>Vorher test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nglisch als Standard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Eigenschaften zu Preferences hinzufügen</text:p>
            <text:p>(Tooltip-Editor)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rkus, Nils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visualisier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ximale Höhe der Read-Glyph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enedikt, Malte 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enstruktur für mehrere Genome evaluieren, </text:p>
            <text:p>Readanzahlen feststellen und anzeigen/bereitstell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5" office:value-type="string">
            <text:p>4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e in IGB integrieren (JfreeCharts ?) (gutes Bsp. Tablet), </text:p>
            <text:p>mehrere Species mit anzahl der reads,</text:p>
            <text:p>Pro Genom im SeqMapView Histogramm anzeigen (ausschaltbar),</text:p>
            <text:p>Screencast 3 auf IGB Homepage anschau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aSource laden Standard auf „Disable“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Nils, 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<text:s/>CurrentSeq. Update überprüf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lyphen nach Richtung färb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im überlappen die Pfeillänge beacht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n hol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usammengefasste Read-Leiste wird immer Dunkeler (Bug)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to Build vom Projekt pro Woche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inzelne Funktionale Anforderungen als Punkte zum abhak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7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Screencast von Colin liegen im Wiki</text:p>
          </table:table-cell>
          <table:table-cell table:style-name="ce25" office:value-type="date" office:date-value="2010-11-08">
            <text:p>08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GPL 2.1 / CPL (IGB's) – Duel Licensing für IGV Sam Import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Matthias</text:p>
          </table:table-cell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9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Zu 55. Autobuilds werden auf knaa.de abgelegt und in </text:p>
            <text:p>Forum verknüpft.</text:p>
          </table:table-cell>
          <table:table-cell table:style-name="ce25" office:value-type="date" office:date-value="2010-11-15">
            <text:p>15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0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Jeder soll „Schöne“ Datensätze im Wiki beschreiben/vermerken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ALLE</text:p>
          </table:table-cell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r FA. 2.2 &amp; 2.3</text:p>
            <text:p>Laden einer Mapping-Datei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erging IGB → Genometa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rkus</text:p>
          </table:table-cell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s für gff-Datei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rkus, Nils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efault Farben optimier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ichtungspfeile aktivieren/deaktivieren und überarbeit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equenzen nach Anzahl der Reads sortier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lesen der Anzahl der Reads optimier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ligner aus IGB ansprech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tthias, Malte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ugs eintragen / beheb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ALLE</text:p>
          </table:table-cell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Performancetest bei großen Datei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Geschwindigkeit optimieren, ggf. Ladebalk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urim, Björn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-Darstellung überarbeit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aktion zwischen SequenceView und Histogramm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Farben verändern</text:p>
          </table:table-cell>
          <table:table-cell table:style-name="ce25" office:value-type="date" office:date-value="2010-11-29">
            <text:p>29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fSeq im Tooltip anzeig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jörn, Nils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inke Spalte mit Informationen füll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enedikt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adebalken Code ins Wiki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8" table:number-rows-repeated="6531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1">01.12.2010</text:date>, <text:time>10:09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hc055370</meta:initial-creator>
    <meta:creation-date>2008-04-25T12:53:56</meta:creation-date>
    <dc:date>2010-12-01T10:09:29.56</dc:date>
    <meta:print-date>2008-04-28T18:15:30</meta:print-date>
    <dc:language>de-DE</dc:language>
    <meta:editing-cycles>198</meta:editing-cycles>
    <meta:editing-duration>PT37H01M14S</meta:editing-duration>
    <meta:document-statistic meta:table-count="1" meta:cell-count="818" meta:object-count="1"/>
    <meta:user-defined meta:name="Info 1"/>
    <meta:user-defined meta:name="Info 2"/>
    <meta:user-defined meta:name="Info 3"/>
    <meta:user-defined meta:name="Info 4"/>
  </office:meta>
</office:document-meta>
</file>